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F000000F281A744466D5B79BD.png" manifest:media-type="image/png"/>
  <manifest:file-entry manifest:full-path="Pictures/10000201000000A300000165344BF3FE8E33F5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withoutfill">
      <style:graphic-properties svg:stroke-color="#000000" draw:marker-end="Arrow" draw:marker-end-width="0.3cm" draw:fill="solid" draw:fill-color="#ffffff" draw:textarea-vertical-align="middle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xml:id="id1" draw:id="id1" draw:layer="layout" svg:width="2.112cm" svg:height="4.626cm" svg:x="12.228cm" svg:y="0.75cm">
          <draw:image xlink:href="Pictures/10000201000000A300000165344BF3FE8E33F5A9.png" xlink:type="simple" xlink:show="embed" xlink:actuate="onLoad" loext:mime-type="image/png">
            <text:p text:style-name="P1">业务</text:p>
            <text:p text:style-name="P1">服务器</text:p>
          </draw:image>
        </draw:frame>
        <draw:frame draw:style-name="gr1" draw:text-style-name="P1" xml:id="id2" draw:id="id2" draw:layer="layout" svg:width="3.032cm" svg:height="3.07cm" svg:x="3.168cm" svg:y="10.8cm">
          <draw:image xlink:href="Pictures/10000201000000EF000000F281A744466D5B79BD.png" xlink:type="simple" xlink:show="embed" xlink:actuate="onLoad" loext:mime-type="image/png">
            <text:p text:style-name="P1">MySQL</text:p>
            <text:p text:style-name="P1">主库</text:p>
          </draw:image>
        </draw:frame>
        <draw:frame draw:style-name="gr1" draw:text-style-name="P1" xml:id="id3" draw:id="id3" draw:layer="layout" svg:width="3.032cm" svg:height="3.07cm" svg:x="8.868cm" svg:y="10.8cm">
          <draw:image xlink:href="Pictures/10000201000000EF000000F281A744466D5B79BD.png" xlink:type="simple" xlink:show="embed" xlink:actuate="onLoad" loext:mime-type="image/png">
            <text:p text:style-name="P1">MySQL</text:p>
            <text:p text:style-name="P1">从库</text:p>
          </draw:image>
        </draw:frame>
        <draw:frame draw:style-name="gr1" draw:text-style-name="P1" xml:id="id4" draw:id="id4" draw:layer="layout" svg:width="3.032cm" svg:height="3.07cm" svg:x="14.7cm" svg:y="10.8cm">
          <draw:image xlink:href="Pictures/10000201000000EF000000F281A744466D5B79BD.png" xlink:type="simple" xlink:show="embed" xlink:actuate="onLoad" loext:mime-type="image/png">
            <text:p text:style-name="P1">MySQL</text:p>
            <text:p text:style-name="P1">从库</text:p>
          </draw:image>
        </draw:frame>
        <draw:frame draw:style-name="gr1" draw:text-style-name="P1" xml:id="id5" draw:id="id5" draw:layer="layout" svg:width="3.032cm" svg:height="3.07cm" svg:x="20.368cm" svg:y="10.8cm">
          <draw:image xlink:href="Pictures/10000201000000EF000000F281A744466D5B79BD.png" xlink:type="simple" xlink:show="embed" xlink:actuate="onLoad" loext:mime-type="image/png">
            <text:p text:style-name="P1">MySQL</text:p>
            <text:p text:style-name="P1">从库</text:p>
          </draw:image>
        </draw:frame>
        <draw:connector draw:style-name="gr2" draw:text-style-name="P2" draw:layer="layout" draw:type="line" svg:x1="13.284cm" svg:y1="5.376cm" svg:x2="4.684cm" svg:y2="10.8cm" draw:start-shape="id1" draw:start-glue-point="2" draw:end-shape="id2" draw:end-glue-point="0" svg:d="M13284 5376l-8600 5424" svg:viewBox="0 0 8601 5425">
          <text:p text:style-name="P1">写</text:p>
        </draw:connector>
        <draw:connector draw:style-name="gr2" draw:text-style-name="P2" draw:layer="layout" draw:type="line" svg:x1="13.284cm" svg:y1="5.376cm" svg:x2="10.384cm" svg:y2="10.8cm" draw:start-shape="id1" draw:start-glue-point="2" draw:end-shape="id3" draw:end-glue-point="0" svg:d="M13284 5376l-2900 5424" svg:viewBox="0 0 2901 5425">
          <text:p text:style-name="P1">读</text:p>
        </draw:connector>
        <draw:connector draw:style-name="gr2" draw:text-style-name="P2" draw:layer="layout" draw:type="line" svg:x1="13.284cm" svg:y1="5.376cm" svg:x2="16.216cm" svg:y2="10.8cm" draw:start-shape="id1" draw:start-glue-point="2" draw:end-shape="id4" draw:end-glue-point="0" svg:d="M13284 5376l2932 5424" svg:viewBox="0 0 2933 5425">
          <text:p text:style-name="P1">读</text:p>
        </draw:connector>
        <draw:connector draw:style-name="gr2" draw:text-style-name="P2" draw:layer="layout" draw:type="line" svg:x1="13.284cm" svg:y1="5.376cm" svg:x2="21.884cm" svg:y2="10.8cm" draw:start-shape="id1" draw:start-glue-point="2" draw:end-shape="id5" draw:end-glue-point="0" svg:d="M13284 5376l8600 5424" svg:viewBox="0 0 8601 5425">
          <text:p text:style-name="P1">读</text:p>
        </draw:connector>
        <draw:connector draw:style-name="gr3" draw:text-style-name="P2" draw:layer="layout" svg:x1="4.684cm" svg:y1="13.87cm" svg:x2="10.384cm" svg:y2="13.87cm" draw:start-shape="id2" draw:start-glue-point="2" draw:end-shape="id3" draw:end-glue-point="2" svg:d="M4684 13870v1130h5700v-1130" svg:viewBox="0 0 5701 1131">
          <text:p/>
        </draw:connector>
        <draw:connector draw:style-name="gr3" draw:text-style-name="P2" draw:layer="layout" svg:x1="4.684cm" svg:y1="13.87cm" svg:x2="16.216cm" svg:y2="13.87cm" draw:start-shape="id2" draw:start-glue-point="2" draw:end-shape="id4" draw:end-glue-point="2" svg:d="M4684 13870v1130h11532v-1130" svg:viewBox="0 0 11533 1131">
          <text:p/>
        </draw:connector>
        <draw:connector draw:style-name="gr3" draw:text-style-name="P2" draw:layer="layout" svg:x1="4.684cm" svg:y1="13.87cm" svg:x2="21.884cm" svg:y2="13.87cm" draw:start-shape="id2" draw:start-glue-point="2" draw:end-shape="id5" draw:end-glue-point="2" svg:d="M4684 13870v1130h17200v-1130" svg:viewBox="0 0 17201 1131">
          <text:p/>
        </draw:connector>
        <draw:frame draw:style-name="gr4" draw:text-style-name="P3" draw:layer="layout" svg:width="1.772cm" svg:height="1.17cm" svg:x="6.3cm" svg:y="13.9cm">
          <draw:text-box>
            <text:p>复制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7T13:46:19.960698282</meta:creation-date>
    <meta:generator>LibreOffice/6.3.6.2$Linux_X86_64 LibreOffice_project/30$Build-2</meta:generator>
    <dc:date>2020-07-13T17:03:51.136262948</dc:date>
    <meta:editing-duration>PT8M11S</meta:editing-duration>
    <meta:editing-cycles>1</meta:editing-cycles>
    <meta:document-statistic meta:object-count="13"/>
  </office:meta>
</office:document-meta>
</file>